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Justificación_20_Bibliografía">
      <style:text-properties officeooo:rsid="001da13c" officeooo:paragraph-rsid="001da13c"/>
    </style:style>
    <style:style style:name="P2" style:family="paragraph" style:parent-style-name="Justificación_20_Bibliografía">
      <style:text-properties officeooo:rsid="001da13c" officeooo:paragraph-rsid="00262874"/>
    </style:style>
    <style:style style:name="P3" style:family="paragraph" style:parent-style-name="Justificación_20_Bibliografía">
      <style:text-properties officeooo:rsid="001e7f1e" officeooo:paragraph-rsid="001e7f1e"/>
    </style:style>
    <style:style style:name="P4" style:family="paragraph" style:parent-style-name="Justificación_20_Bibliografía">
      <style:text-properties officeooo:rsid="001e7f1e" officeooo:paragraph-rsid="00262874"/>
    </style:style>
    <style:style style:name="P5" style:family="paragraph" style:parent-style-name="List_20_Contents">
      <style:text-properties officeooo:rsid="001cc7f1" officeooo:paragraph-rsid="001cc7f1"/>
    </style:style>
    <style:style style:name="P6" style:family="paragraph" style:parent-style-name="List_20_Contents">
      <style:text-properties officeooo:rsid="001cc7f1" officeooo:paragraph-rsid="00262874"/>
    </style:style>
    <style:style style:name="P7" style:family="paragraph" style:parent-style-name="Text_20_body">
      <style:text-properties officeooo:paragraph-rsid="001cc7f1"/>
    </style:style>
    <style:style style:name="P8" style:family="paragraph" style:parent-style-name="Text_20_body">
      <style:text-properties officeooo:rsid="00281f55" officeooo:paragraph-rsid="00281f55"/>
    </style:style>
    <style:style style:name="P9" style:family="paragraph" style:parent-style-name="Heading_20_1">
      <style:text-properties officeooo:rsid="00196c6e" officeooo:paragraph-rsid="00262874"/>
    </style:style>
    <style:style style:name="P10" style:family="paragraph" style:parent-style-name="Heading_20_1">
      <style:text-properties officeooo:rsid="001cc7f1" officeooo:paragraph-rsid="001cc7f1"/>
    </style:style>
    <style:style style:name="P11" style:family="paragraph" style:parent-style-name="Heading_20_1">
      <style:text-properties officeooo:paragraph-rsid="001b00b4"/>
    </style:style>
    <style:style style:name="P12" style:family="paragraph" style:parent-style-name="Subtitle">
      <style:text-properties style:font-name="Liberation Sans" fo:font-size="18pt" officeooo:rsid="00281819" officeooo:paragraph-rsid="00281819" style:font-name-asian="Noto Sans CJK SC" style:font-size-asian="18pt" style:font-name-complex="Lohit Devanagari" style:font-size-complex="18pt"/>
    </style:style>
    <style:style style:name="P13" style:family="paragraph" style:parent-style-name="Title">
      <style:text-properties style:font-name="Liberation Sans" fo:font-size="28pt" fo:font-weight="bold" officeooo:rsid="00281819" officeooo:paragraph-rsid="00281819" style:font-name-asian="Noto Sans CJK SC" style:font-size-asian="28pt" style:font-weight-asian="bold" style:font-name-complex="Lohit Devanagari" style:font-size-complex="28pt" style:font-weight-complex="bold"/>
    </style:style>
    <style:style style:name="P14" style:family="paragraph" style:parent-style-name="Ítem_20_Bibliográfico">
      <style:text-properties officeooo:rsid="00196c6e" officeooo:paragraph-rsid="00262874"/>
    </style:style>
    <style:style style:name="P15" style:family="paragraph" style:parent-style-name="Ítem_20_Bibliográfico">
      <style:text-properties officeooo:rsid="001da13c" officeooo:paragraph-rsid="00262874"/>
    </style:style>
    <style:style style:name="P16" style:family="paragraph" style:parent-style-name="Ítem_20_Bibliográfico">
      <style:text-properties officeooo:rsid="001e7f1e" officeooo:paragraph-rsid="00262874"/>
    </style:style>
    <style:style style:name="T1" style:family="text">
      <style:text-properties officeooo:rsid="0021f7d7"/>
    </style:style>
    <style:style style:name="T2" style:family="text">
      <style:text-properties officeooo:rsid="00262874"/>
    </style:style>
    <style:style style:name="T3" style:family="text">
      <style:text-properties officeooo:rsid="00196c6e"/>
    </style:style>
    <style:style style:name="T4" style:family="text">
      <style:text-properties officeooo:rsid="00281819"/>
    </style:style>
    <style:style style:name="T5" style:family="text">
      <style:text-properties officeooo:rsid="00281f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odulo Bibliografía</text:p>
      <text:p text:style-name="P12">La solución a lo pedido en el TP3</text:p>
      <text:h text:style-name="P11" text:outline-level="1"><text:span text:style-name="T3">Pregunta</text:span></text:h>
      <text:p text:style-name="Sección_20_de_20_Bibliografía">Bibliografía de la pregunta 1 <text:span text:style-name="T4">(Este es un estilo dentro de Título 10)</text:span></text:p>
      <text:list xml:id="list2970799144" text:style-name="Ítems_20_Bibligrafía">
        <text:list-item>
          <text:p text:style-name="Ítem_20_Bibliográfico">Informática. (2020). En Wikipedia, la enciclopedia libre. <text:a xlink:type="simple" xlink:href="https://es.wikipedia.org/w/index.php?title=Informática&amp;oldid=124553987" text:style-name="Internet_20_link" text:visited-style-name="Visited_20_Internet_20_Link">https://es.wikipedia.org/w/index.php?title=Inform%C3%A1tica&amp;oldid=124553987</text:a></text:p>
        </text:list-item>
      </text:list>
      <text:p text:style-name="P5"><text:span text:style-name="T2">Justificación del primer ítem; </text:span>Este ítem fue utilizado por su valor y por lo completo que es.</text:p>
      <text:list xml:id="list3151329785443" text:continue-numbering="true" text:style-name="Ítems_20_Bibligrafía">
        <text:list-item>
          <text:p text:style-name="Ítem_20_Bibliográfico">Este es otro <text:span text:style-name="T1">ítem; tanto el ítem bibliográfico como la justificación estan dentro de “Contenido de lista”</text:span></text:p>
        </text:list-item>
      </text:list>
      <text:p text:style-name="P1"><text:span text:style-name="T1">Acá</text:span> va la justificación</text:p>
      <text:list xml:id="list3152324653459" text:continue-numbering="true" text:style-name="Ítems_20_Bibligrafía">
        <text:list-item>
          <text:p text:style-name="Ítem_20_Bibliográfico">Acá va el tercer <text:span text:style-name="T1">ítem</text:span> de bibliografía</text:p>
        </text:list-item>
      </text:list>
      <text:p text:style-name="P3"><text:span text:style-name="T1">Acá</text:span> va la <text:span text:style-name="T1">justificación</text:span></text:p>
      <text:list xml:id="list3152824678295" text:continue-numbering="true" text:style-name="Ítems_20_Bibligrafía">
        <text:list-item>
          <text:p text:style-name="Ítem_20_Bibliográfico">Otro <text:span text:style-name="T1">ítem</text:span> de <text:span text:style-name="T1">bibliografía</text:span></text:p>
        </text:list-item>
      </text:list>
      <text:p text:style-name="P3">La <text:span text:style-name="T1">justificación</text:span></text:p>
      <text:h text:style-name="P9" text:outline-level="1"><text:span text:style-name="T5">Otra p</text:span>regunta <text:span text:style-name="T5">del Trabajo Práctico</text:span></text:h>
      <text:p text:style-name="Sección_20_de_20_Bibliografía">Bibliografía de <text:span text:style-name="T5">la Otra pregunta del Trabajo Práctico</text:span></text:p>
      <text:p text:style-name="P8">La bibliografía como fue pedida en el Trabajo esta pedida de forma que no sea necesario referenciar cada ítem donde es usado exactamente, solo a la pregunta y por esto la numeración entre secciones de bibliografía debe ser continua (en esta “pregunta 2” comienza en cinco). Esto hace mas facil referenciarlo luego de ser necesario.</text:p>
      <text:list xml:id="list3151611196084" text:continue-numbering="true" text:style-name="Ítems_20_Bibligrafía">
        <text:list-item>
          <text:p text:style-name="P14">Informática. (2020). En Wikipedia, la enciclopedia libre. <text:a xlink:type="simple" xlink:href="https://es.wikipedia.org/w/index.php?title=Informática&amp;oldid=124553987" text:style-name="Internet_20_link" text:visited-style-name="Visited_20_Internet_20_Link">https://es.wikipedia.org/w/index.php?title=Inform%C3%A1tica&amp;oldid=124553987</text:a></text:p>
        </text:list-item>
      </text:list>
      <text:p text:style-name="P6"><text:span text:style-name="T2">Justificación del primer ítem; </text:span>Este ítem fue utilizado por su valor y por lo completo que es.</text:p>
      <text:list xml:id="list3152217883974" text:continue-numbering="true" text:style-name="Ítems_20_Bibligrafía">
        <text:list-item>
          <text:p text:style-name="P15">Este es otro <text:span text:style-name="T1">ítem</text:span></text:p>
        </text:list-item>
      </text:list>
      <text:p text:style-name="P2"><text:span text:style-name="T1">Acá</text:span> va la justificación</text:p>
      <text:list xml:id="list3152100662709" text:continue-numbering="true" text:style-name="Ítems_20_Bibligrafía">
        <text:list-item>
          <text:p text:style-name="P15">Acá va el tercer <text:span text:style-name="T1">ítem</text:span> de bibliografía</text:p>
        </text:list-item>
      </text:list>
      <text:p text:style-name="P4"><text:span text:style-name="T1">Acá</text:span> va la <text:span text:style-name="T1">justificación</text:span></text:p>
      <text:list xml:id="list3152594779056" text:continue-numbering="true" text:style-name="Ítems_20_Bibligrafía">
        <text:list-item>
          <text:p text:style-name="P16">Otro <text:span text:style-name="T1">ítem</text:span> de <text:span text:style-name="T1">bibliografía</text:span></text:p>
        </text:list-item>
      </text:list>
      <text:p text:style-name="P4">La <text:span text:style-name="T1">justificación</text:span></text:p>
      <text:h text:style-name="P10" text:outline-level="1">Enlace a ZoteroBib</text:h>
      <text:p text:style-name="P7"><text:a xlink:type="simple" xlink:href="https://zbib.org/effad071f90547f18cb4e6ad2c7cbebd" text:style-name="Internet_20_link" text:visited-style-name="Visited_20_Internet_20_Link">https://zbib.org/effad071f90547f18cb4e6ad2c7cbebd</text:a>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Ítem_20_Bibliográfico" style:display-name="Ítem Bibliográfico" style:family="paragraph" style:parent-style-name="List_20_Contents" style:next-style-name="Justificación_20_Bibliografía" style:list-style-name="Ítems_20_Bibligrafía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Justificación_20_Bibliografía" style:display-name="Justificación Bibliografía" style:family="paragraph" style:parent-style-name="List_20_Contents" style:next-style-name="Ítem_20_Bibliográfico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ección_20_de_20_Bibliografía" style:display-name="Sección de Bibliografía" style:family="paragraph" style:parent-style-name="Heading_20_10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Ítems_20_Bibligrafía" style:display-name="Ítems Bibligrafía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rtín René Vilugrón</meta:initial-creator>
    <meta:creation-date>2020-03-28T21:03:21.204362141</meta:creation-date>
    <dc:date>2020-04-17T00:31:50.850481268</dc:date>
    <dc:creator>Martín René Vilugrón</dc:creator>
    <meta:editing-duration>PT23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25" meta:word-count="217" meta:character-count="1461" meta:non-whitespace-character-count="1276"/>
  </office:meta>
</office:document-meta>
</file>